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200000384386DBE432F0F38D3.png" manifest:media-type="image/png"/>
  <manifest:file-entry manifest:full-path="Pictures/100000010000062200000384ECC5D3A9525BFDA9.png" manifest:media-type="image/png"/>
  <manifest:file-entry manifest:full-path="Pictures/100000010000062200000384248AF80C07B0EC18.png" manifest:media-type="image/png"/>
  <manifest:file-entry manifest:full-path="Pictures/10000001000006220000038412C15CB6EF4F1A4E.png" manifest:media-type="image/png"/>
  <manifest:file-entry manifest:full-path="Pictures/100000010000062200000384EE6F5179AF9BE937.png" manifest:media-type="image/png"/>
  <manifest:file-entry manifest:full-path="Pictures/10000001000006220000038407B423C9E1E9204E.png" manifest:media-type="image/png"/>
  <manifest:file-entry manifest:full-path="Pictures/10000001000006220000038432186BB6E36F2F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0.0016in" svg:width="6.9252in" svg:height="3.9693in" draw:z-index="0"><draw:image xlink:href="Pictures/10000001000006220000038432186BB6E36F2F47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x="0in" svg:y="0.1319in" svg:width="6.9252in" svg:height="3.9693in" draw:z-index="1"><draw:image xlink:href="Pictures/100000010000062200000384EE6F5179AF9BE93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0in" svg:y="0.0098in" svg:width="6.9252in" svg:height="3.9693in" draw:z-index="2"><draw:image xlink:href="Pictures/10000001000006220000038412C15CB6EF4F1A4E.png" xlink:type="simple" xlink:show="embed" xlink:actuate="onLoad" draw:mime-type="image/png"/></draw:frame><text:soft-page-break/></text:p>
      <text:p text:style-name="Standard"><draw:frame draw:style-name="fr1" draw:name="Image4" text:anchor-type="char" svg:x="0in" svg:y="0.0098in" svg:width="6.9252in" svg:height="3.9693in" draw:z-index="3"><draw:image xlink:href="Pictures/100000010000062200000384248AF80C07B0EC1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0in" svg:y="0.0102in" svg:width="6.9252in" svg:height="3.9693in" draw:z-index="4"><draw:image xlink:href="Pictures/100000010000062200000384ECC5D3A9525BFDA9.png" xlink:type="simple" xlink:show="embed" xlink:actuate="onLoad" draw:mime-type="image/png"/></draw:frame><text:soft-page-break/></text:p>
      <text:p text:style-name="Standard"><draw:frame draw:style-name="fr1" draw:name="Image6" text:anchor-type="char" svg:x="0in" svg:y="0.0791in" svg:width="6.9252in" svg:height="3.9693in" draw:z-index="5"><draw:image xlink:href="Pictures/10000001000006220000038407B423C9E1E9204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x="0in" svg:y="0.0189in" svg:width="6.9252in" svg:height="3.9693in" draw:z-index="6"><draw:image xlink:href="Pictures/100000010000062200000384386DBE432F0F38D3.png" xlink:type="simple" xlink:show="embed" xlink:actuate="onLoad" draw:mime-type="image/png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0:46:52.278194835</meta:creation-date>
    <dc:date>2023-11-08T11:28:45.689393344</dc:date>
    <meta:editing-duration>PT1M22S</meta:editing-duration>
    <meta:editing-cycles>1</meta:editing-cycles>
    <meta:document-statistic meta:table-count="0" meta:image-count="7" meta:object-count="0" meta:page-count="4" meta:paragraph-count="0" meta:word-count="0" meta:character-count="0" meta:non-whitespace-character-count="0"/>
    <meta:generator>LibreOffice/7.3.7.2$Linux_X86_64 LibreOffice_project/30$Build-2</meta:generator>
  </office:meta>
</office:document-meta>
</file>